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ui-monospace" svg:font-family="ui-monospace, SFMono-Regular, 'SF Mono', Menlo, Consolas, 'Liberation Mono', monospace"/>
    <style:font-face style:name="Arial Unicode MS1" svg:font-family="'Arial Unicode MS'" style:font-family-generic="swiss"/>
    <style:font-face style:name="Alef" svg:font-family="Alef" style:font-pitch="variable"/>
    <style:font-face style:name="Heiti SC" svg:font-family="'Heiti SC'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e4ea0"/>
    </style:style>
    <style:style style:name="P2" style:family="paragraph" style:parent-style-name="Standard">
      <style:paragraph-properties fo:text-align="center" style:justify-single-word="false"/>
      <style:text-properties style:font-name="Khmer OS" officeooo:rsid="000e4ea0" officeooo:paragraph-rsid="000e4ea0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0e4ea0" officeooo:paragraph-rsid="000e4ea0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0e4ea0" officeooo:paragraph-rsid="0012f7cc"/>
    </style:style>
    <style:style style:name="P5" style:family="paragraph" style:parent-style-name="Standard">
      <style:paragraph-properties fo:text-align="start" style:justify-single-word="false"/>
      <style:text-properties style:font-name="Khmer OS" officeooo:rsid="000e4ea0" officeooo:paragraph-rsid="00155bd3"/>
    </style:style>
    <style:style style:name="P6" style:family="paragraph" style:parent-style-name="Standard">
      <style:paragraph-properties fo:text-align="start" style:justify-single-word="false"/>
      <style:text-properties style:font-name="Khmer OS" officeooo:rsid="000f22a0" officeooo:paragraph-rsid="000f22a0"/>
    </style:style>
    <style:style style:name="P7" style:family="paragraph" style:parent-style-name="Standard">
      <style:paragraph-properties fo:text-align="start" style:justify-single-word="false">
        <style:tab-stops>
          <style:tab-stop style:position="4.6217in"/>
        </style:tab-stops>
      </style:paragraph-properties>
      <style:text-properties style:font-name="Khmer OS" officeooo:rsid="000f22a0" officeooo:paragraph-rsid="000f22a0"/>
    </style:style>
    <style:style style:name="P8" style:family="paragraph" style:parent-style-name="Standard">
      <style:paragraph-properties fo:text-align="start" style:justify-single-word="false"/>
      <style:text-properties style:font-name="Khmer OS" officeooo:rsid="000f22a0" officeooo:paragraph-rsid="0019248a"/>
    </style:style>
    <style:style style:name="P9" style:family="paragraph" style:parent-style-name="Standard">
      <style:paragraph-properties fo:text-align="start" style:justify-single-word="false"/>
      <style:text-properties style:font-name="Khmer OS" officeooo:rsid="000f259c" officeooo:paragraph-rsid="000f259c"/>
    </style:style>
    <style:style style:name="P10" style:family="paragraph" style:parent-style-name="Standard">
      <style:paragraph-properties fo:text-align="start" style:justify-single-word="false"/>
      <style:text-properties style:font-name="Khmer OS" officeooo:rsid="000f259c" officeooo:paragraph-rsid="000fc32c"/>
    </style:style>
    <style:style style:name="P11" style:family="paragraph" style:parent-style-name="Standard">
      <style:paragraph-properties fo:text-align="start" style:justify-single-word="false">
        <style:tab-stops>
          <style:tab-stop style:position="4.6217in"/>
        </style:tab-stops>
      </style:paragraph-properties>
      <style:text-properties style:font-name="Khmer OS" fo:font-style="italic" officeooo:rsid="000f22a0" officeooo:paragraph-rsid="000f22a0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Heiti SC" officeooo:rsid="000e4ea0" officeooo:paragraph-rsid="0012f7cc"/>
    </style:style>
    <style:style style:name="P13" style:family="paragraph" style:parent-style-name="Standard">
      <style:paragraph-properties fo:text-align="start" style:justify-single-word="false"/>
      <style:text-properties style:font-name="Heiti SC" officeooo:rsid="000e4ea0" officeooo:paragraph-rsid="0014bb1d"/>
    </style:style>
    <style:style style:name="P14" style:family="paragraph" style:parent-style-name="Standard">
      <style:paragraph-properties fo:text-align="start" style:justify-single-word="false"/>
      <style:text-properties style:font-name="Heiti SC" officeooo:rsid="000e4ea0" officeooo:paragraph-rsid="00155bd3"/>
    </style:style>
    <style:style style:name="P15" style:family="paragraph" style:parent-style-name="Standard">
      <style:paragraph-properties fo:text-align="start" style:justify-single-word="false"/>
      <style:text-properties style:font-name="Heiti SC" officeooo:rsid="000f259c" officeooo:paragraph-rsid="000f259c"/>
    </style:style>
    <style:style style:name="P16" style:family="paragraph" style:parent-style-name="Standard">
      <style:paragraph-properties fo:text-align="start" style:justify-single-word="false"/>
      <style:text-properties style:font-name="Heiti SC" officeooo:rsid="000f259c" officeooo:paragraph-rsid="000f2e8d"/>
    </style:style>
    <style:style style:name="P17" style:family="paragraph" style:parent-style-name="Standard">
      <style:paragraph-properties fo:text-align="start" style:justify-single-word="false"/>
      <style:text-properties style:font-name="Heiti SC" officeooo:rsid="000f259c" officeooo:paragraph-rsid="0012f7cc"/>
    </style:style>
    <style:style style:name="P18" style:family="paragraph" style:parent-style-name="Standard">
      <style:paragraph-properties fo:text-align="start" style:justify-single-word="false"/>
      <style:text-properties style:font-name="Heiti SC" officeooo:rsid="0012f7cc" officeooo:paragraph-rsid="0012f7cc"/>
    </style:style>
    <style:style style:name="P19" style:family="paragraph" style:parent-style-name="Standard">
      <style:paragraph-properties fo:text-align="start" style:justify-single-word="false"/>
      <style:text-properties style:font-name="Heiti SC" officeooo:rsid="000f22a0" officeooo:paragraph-rsid="0017b0b5"/>
    </style:style>
    <style:style style:name="P20" style:family="paragraph" style:parent-style-name="Standard">
      <style:paragraph-properties fo:text-align="start" style:justify-single-word="false"/>
      <style:text-properties style:font-name="Heiti SC" officeooo:rsid="000f22a0" officeooo:paragraph-rsid="0019248a"/>
    </style:style>
    <style:style style:name="P21" style:family="paragraph" style:parent-style-name="Standard">
      <style:paragraph-properties fo:text-align="start" style:justify-single-word="false"/>
      <style:text-properties style:font-name="Heiti SC" officeooo:rsid="0017b0b5" officeooo:paragraph-rsid="0017b0b5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paragraph-properties fo:text-align="center" style:writing-mode="lr-tb"/>
      <style:text-properties fo:font-size="12pt"/>
    </style:style>
    <style:style style:name="T1" style:family="text">
      <style:text-properties style:font-name="Khmer OS" officeooo:rsid="0019248a"/>
    </style:style>
    <style:style style:name="T2" style:family="text">
      <style:text-properties style:font-name="Khmer OS" officeooo:rsid="001928a3"/>
    </style:style>
    <style:style style:name="T3" style:family="text">
      <style:text-properties style:font-name="Khmer OS" fo:font-weight="bold" officeooo:rsid="0019248a" style:font-weight-asian="bold" style:font-weight-complex="bold"/>
    </style:style>
    <style:style style:name="T4" style:family="text">
      <style:text-properties style:font-name="Khmer OS" fo:font-weight="bold" officeooo:rsid="001928a3" style:font-weight-asian="bold" style:font-weight-complex="bold"/>
    </style:style>
    <style:style style:name="T5" style:family="text">
      <style:text-properties officeooo:rsid="000fc32c"/>
    </style:style>
    <style:style style:name="T6" style:family="text">
      <style:text-properties officeooo:rsid="0011314c"/>
    </style:style>
    <style:style style:name="T7" style:family="text">
      <style:text-properties officeooo:rsid="0012f7cc"/>
    </style:style>
    <style:style style:name="T8" style:family="text">
      <style:text-properties officeooo:rsid="0014bb1d"/>
    </style:style>
    <style:style style:name="T9" style:family="text">
      <style:text-properties officeooo:rsid="00155bd3"/>
    </style:style>
    <style:style style:name="T10" style:family="text">
      <style:text-properties style:font-name="Heiti SC"/>
    </style:style>
    <style:style style:name="T11" style:family="text">
      <style:text-properties style:font-name="Heiti SC" officeooo:rsid="0012f7cc"/>
    </style:style>
    <style:style style:name="T12" style:family="text">
      <style:text-properties style:font-name="Heiti SC" officeooo:rsid="00155bd3"/>
    </style:style>
    <style:style style:name="T13" style:family="text">
      <style:text-properties style:font-name="Heiti SC" officeooo:rsid="0014bb1d"/>
    </style:style>
    <style:style style:name="T14" style:family="text">
      <style:text-properties style:font-name="Heiti SC" officeooo:rsid="000fc32c"/>
    </style:style>
    <style:style style:name="T15" style:family="text">
      <style:text-properties style:font-name="Heiti SC" officeooo:rsid="0010d58f"/>
    </style:style>
    <style:style style:name="T16" style:family="text">
      <style:text-properties style:font-name="Heiti SC" officeooo:rsid="0017b0b5"/>
    </style:style>
    <style:style style:name="T17" style:family="text">
      <style:text-properties officeooo:rsid="0017b0b5"/>
    </style:style>
    <style:style style:name="T18" style:family="text">
      <style:text-properties officeooo:rsid="0019248a"/>
    </style:style>
    <style:style style:name="T19" style:family="text">
      <style:text-properties style:font-name="Alef" officeooo:rsid="0019248a"/>
    </style:style>
    <style:style style:name="T20" style:family="text">
      <style:text-properties officeooo:rsid="001928a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2f7cc" style:font-weight-asian="bold" style:font-weight-complex="bold"/>
    </style:style>
    <style:style style:name="T23" style:family="text">
      <style:text-properties fo:font-weight="bold" officeooo:rsid="00155bd3" style:font-weight-asian="bold" style:font-weight-complex="bold"/>
    </style:style>
    <style:style style:name="T24" style:family="text">
      <style:text-properties fo:font-weight="bold" officeooo:rsid="001928a3" style:font-weight-asian="bold" style:font-weight-complex="bold"/>
    </style:style>
    <style:style style:name="T25" style:family="text">
      <style:text-properties fo:font-weight="bold" officeooo:rsid="0019248a" style:font-weight-asian="bold" style:font-weight-complex="bold"/>
    </style:style>
    <style:style style:name="T26" style:family="text">
      <style:text-properties fo:font-weight="bold" officeooo:rsid="0017b0b5" style:font-weight-asian="bold" style:font-weight-complex="bold"/>
    </style:style>
    <style:style style:name="T27" style:family="text">
      <style:text-properties fo:font-weight="bold" officeooo:rsid="0011314c" style:font-weight-asian="bold" style:font-weight-complex="bold"/>
    </style:style>
    <style:style style:name="T28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465in" fo:min-width="0.445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4465in" fo:min-width="0.44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043in" fo:min-width="0.3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text:line-break/>Class: M3</text:p>
      <text:p text:style-name="P1"/>
      <text:p text:style-name="P2">Mid-Term Data Structure</text:p>
      <text:p text:style-name="P2"/>
      <text:p text:style-name="P3">1.</text:p>
      <text:p text:style-name="P4"><text:tab/><text:span text:style-name="T22">a. រកប្រាក់ខែដែលច្រើនជាងគេ</text:span></text:p>
      <text:p text:style-name="P4"><text:span text:style-name="T7"><text:tab/></text:span><text:span text:style-name="T11">int searchMaxSalary(struct </text:span><text:span text:style-name="T12">Node </text:span><text:span text:style-name="T11">org</text:span><text:span text:style-name="T13">[]</text:span><text:span text:style-name="T11">, int size){</text:span></text:p>
      <text:p text:style-name="P12"><text:tab/><text:tab/><text:span text:style-name="T8">int temp = 0;</text:span></text:p>
      <text:p text:style-name="P12"><text:tab/><text:tab/><text:span text:style-name="T8">struct tempOrg;</text:span></text:p>
      <text:p text:style-name="P12"><text:span text:style-name="T7"><text:tab/><text:tab/>for (int i=</text:span><text:span text:style-name="T8">1</text:span><text:span text:style-name="T7">; i&lt;size; i++){</text:span></text:p>
      <text:p text:style-name="P13"><text:tab/><text:tab/><text:tab/> <text:span text:style-name="T8">tempOrg = org[temp];</text:span></text:p>
      <text:p text:style-name="P13"><text:span text:style-name="T7"><text:tab/><text:tab/><text:tab/></text:span><text:span text:style-name="T8">if (tempOrg.salary &lt; org[i].salary){</text:span></text:p>
      <text:p text:style-name="P13"><text:tab/><text:tab/><text:tab/><text:tab/><text:span text:style-name="T8">tempOrg = org[i];</text:span></text:p>
      <text:p text:style-name="P13"><text:tab/><text:tab/><text:tab/><text:tab/><text:span text:style-name="T8">temp = i;</text:span></text:p>
      <text:p text:style-name="P13"><text:span text:style-name="T8"><text:tab/><text:tab/><text:tab/>}</text:span></text:p>
      <text:p text:style-name="P12"><text:span text:style-name="T7"><text:tab/><text:tab/>}</text:span></text:p>
      <text:p text:style-name="P12"><text:span text:style-name="T7"><text:tab/>} </text:span></text:p>
      <text:p text:style-name="P4"><text:tab/><text:span text:style-name="T23">b. </text:span><text:span text:style-name="T24">Add new node into link list Orgranization </text:span></text:p>
      <text:p text:style-name="P5"><text:tab/><text:span text:style-name="T12">void inset(struct Node head, int newData){</text:span></text:p>
      <text:p text:style-name="P14"><text:span text:style-name="T9"><text:tab/><text:tab/>struct Node* newNode = (struct Node*) malloc (sizeof(struct Node));</text:span></text:p>
      <text:p text:style-name="P14"><text:tab/><text:tab/><text:span text:style-name="T9">newNode→data = new_data;</text:span></text:p>
      <text:p text:style-name="P14"><text:tab/><text:tab/><text:span text:style-name="T9">newNode→next = (*head);</text:span></text:p>
      <text:p text:style-name="P14"><text:tab/><text:tab/><text:span text:style-name="T9">(*head) = newNode;</text:span></text:p>
      <text:p text:style-name="P14"><text:span text:style-name="T9"><text:tab/>}</text:span></text:p>
      <text:p text:style-name="P3"/>
      <text:p text:style-name="P6">2.</text:p>
      <text:p text:style-name="P6"><draw:custom-shape text:anchor-type="paragraph" draw:z-index="0" draw:name="Shape1" draw:style-name="gr4" draw:text-style-name="P22" svg:width="0.5598in" svg:height="0.5713in" svg:x="1.8402in" svg:y="0.4736in"><text:p text:style-name="P22">2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span text:style-name="T23">a. សង់Binary Search Tree</text:span><text:span text:style-name="T9"><text:line-break/><text:tab/></text:span></text:p>
      <text:p text:style-name="P6"><draw:custom-shape text:anchor-type="paragraph" draw:z-index="1" draw:name="Shape1_0" draw:style-name="gr2" draw:text-style-name="P22" svg:width="0.6287in" svg:height="0.6303in" svg:x="2.9618in" svg:y="0.2819in"><text:p text:style-name="P22">5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2" draw:style-name="gr1" draw:text-style-name="P22" svg:x1="1.4075in" svg:y1="0.698in" svg:x2="1.8992in" svg:y2="0.2555in"><text:p/></draw:line><draw:line text:anchor-type="paragraph" draw:z-index="10" draw:name="Shape2_0" draw:style-name="gr1" draw:text-style-name="P22" svg:x1="1.4075in" svg:y1="0.698in" svg:x2="1.8992in" svg:y2="0.2555in"><text:p/></draw:line><draw:line text:anchor-type="paragraph" draw:z-index="11" draw:name="Shape3" draw:style-name="gr1" draw:text-style-name="P22" svg:x1="2.4in" svg:y1="0.2256in" svg:x2="2.9618in" svg:y2="0.4618in"><text:p/></draw:line></text:p>
      <text:p text:style-name="P7"><draw:custom-shape text:anchor-type="paragraph" draw:z-index="2" draw:name="Shape1_1" draw:style-name="gr2" draw:text-style-name="P22" svg:width="0.6287in" svg:height="0.6303in" svg:x="0.8571in" svg:y="0.2598in"><text:p text:style-name="P22">1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draw:custom-shape text:anchor-type="paragraph" draw:z-index="3" draw:name="Shape1_2" draw:style-name="gr2" draw:text-style-name="P22" svg:width="0.6287in" svg:height="0.6303in" svg:x="3.9146in" svg:y="0.1181in"><text:p text:style-name="P22">9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4" draw:style-name="gr1" draw:text-style-name="P22" svg:x1="3.5902in" svg:y1="0.0736in" svg:x2="3.9146in" svg:y2="0.2701in"><text:p/></draw:line><draw:line text:anchor-type="paragraph" draw:z-index="19" draw:name="Shape5" draw:style-name="gr1" draw:text-style-name="P22" svg:x1="2.9217in" svg:y1="0.4909in" svg:x2="3.0791in" svg:y2="0.1791in"><text:p/></draw:line></text:p>
      <text:p text:style-name="P6"><draw:custom-shape text:anchor-type="paragraph" draw:z-index="5" draw:name="Shape1_4" draw:style-name="gr2" draw:text-style-name="P22" svg:width="0.6287in" svg:height="0.6303in" svg:x="1.3665in" svg:y="0.3217in"><text:p text:style-name="P22">1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name="Shape6" draw:style-name="gr1" draw:text-style-name="P22" svg:x1="1.3189in" svg:y1="0.2161in" svg:x2="1.4764in" svg:y2="0.3953in"><text:p/></draw:line><draw:custom-shape text:anchor-type="paragraph" draw:z-index="4" draw:name="Shape1_3" draw:style-name="gr2" draw:text-style-name="P22" svg:width="0.6287in" svg:height="0.6303in" svg:x="2.4693in" svg:y="0.1543in"><text:p text:style-name="P22">2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_7" draw:style-name="gr2" draw:text-style-name="P22" svg:width="0.6287in" svg:height="0.6303in" svg:x="-0.5118in" svg:y="0.3217in"><text:p text:style-name="P22"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Shape9" draw:style-name="gr1" draw:text-style-name="P22" svg:x1="0.0508in" svg:y1="0.4413in" svg:x2="0.8571in" svg:y2="0.0193in"><text:p/></draw:line></text:p>
      <text:p text:style-name="P6"/>
      <text:p text:style-name="P6"><draw:line text:anchor-type="paragraph" draw:z-index="14" draw:name="Shape8" draw:style-name="gr1" draw:text-style-name="P22" svg:x1="1.8598in" svg:y1="0.189in" svg:x2="2.1154in" svg:y2="0.4197in"><text:p/></draw:line><draw:line text:anchor-type="paragraph" draw:z-index="16" draw:name="Shape11" draw:style-name="gr1" draw:text-style-name="P22" svg:x1="2.9807in" svg:y1="0.0417in" svg:x2="3.5118in" svg:y2="0.378in"><text:p/></draw:line><draw:custom-shape text:anchor-type="paragraph" draw:z-index="7" draw:name="Shape1_6" draw:style-name="gr3" draw:text-style-name="P24" svg:width="0.6303in" svg:height="0.6315in" svg:x="0.6984in" svg:y="0.3854in"><text:p text:style-name="P24"><text:span text:style-name="T28">1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_10" draw:style-name="gr2" draw:text-style-name="P22" svg:width="0.6287in" svg:height="0.6303in" svg:x="1.9846in" svg:y="0.3465in"><text:p text:style-name="P22">2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_5" draw:style-name="gr2" draw:text-style-name="P22" svg:width="0.6287in" svg:height="0.6303in" svg:x="3.372in" svg:y="0.3354in"><text:p text:style-name="P22">3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" draw:name="Shape10" draw:style-name="gr1" draw:text-style-name="P22" svg:x1="1.1193in" svg:y1="1.0854in" svg:x2="1.1882in" svg:y2="1.2236in"><text:p/></draw:line><draw:custom-shape text:anchor-type="paragraph" draw:z-index="22" draw:name="Shape1_9" draw:style-name="gr3" draw:text-style-name="P24" svg:width="0.6303in" svg:height="0.6315in" svg:x="-0.1173in" svg:y="0.4437in"><text:p text:style-name="P24"><text:span text:style-name="T28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3" draw:name="Shape7_1" draw:style-name="gr1" draw:text-style-name="P23" svg:x1="1.4264in" svg:y1="0.1882in" svg:x2="1.1811in" svg:y2="0.3854in"><text:p/></draw:line><draw:line text:anchor-type="paragraph" draw:z-index="24" draw:name="Shape13" draw:style-name="gr1" draw:text-style-name="P22" svg:x1="-0.1071in" svg:y1="0.278in" svg:x2="0.011in" svg:y2="0.4441in"><text:p/></draw:line><draw:line text:anchor-type="paragraph" draw:z-index="26" draw:name="Shape14" draw:style-name="gr1" draw:text-style-name="P22" svg:x1="3.8264in" svg:y1="0.9654in" svg:x2="3.9835in" svg:y2="1.1843in"><text:p/></draw:line><draw:line text:anchor-type="paragraph" draw:z-index="29" draw:name="Shape16" draw:style-name="gr1" draw:text-style-name="P22" svg:x1="2.4398in" svg:y1="0.9764in" svg:x2="2.578in" svg:y2="1.2043in"><text:p/></draw:line></text:p>
      <text:p text:style-name="P6"><draw:custom-shape text:anchor-type="paragraph" draw:z-index="18" draw:name="Shape1_8" draw:style-name="gr2" draw:text-style-name="P22" svg:width="0.6287in" svg:height="0.6303in" svg:x="1.3835in" svg:y="-0.3453in"><text:p text:style-name="P22">1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Shape12" draw:style-name="gr1" draw:text-style-name="P22" svg:x1="1.2866in" svg:y1="-0.7854in" svg:x2="1.5421in" svg:y2="-0.3453in"><text:p/></draw:line><draw:custom-shape text:anchor-type="paragraph" draw:z-index="25" draw:name="Shape1_11" draw:style-name="gr2" draw:text-style-name="P22" svg:width="0.6287in" svg:height="0.6303in" svg:x="4.2409in" svg:y="-0.5575in"><text:p text:style-name="P22">4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name="Shape15" draw:style-name="gr1" draw:text-style-name="P22" svg:x1="4.1807in" svg:y1="-0.7752in" svg:x2="4.3724in" svg:y2="-0.5in"><text:p/></draw:line><draw:custom-shape text:anchor-type="paragraph" draw:z-index="28" draw:name="Shape1_12" draw:style-name="gr2" draw:text-style-name="P22" svg:width="0.6287in" svg:height="0.6303in" svg:x="2.8453in" svg:y="-0.4008in"><text:p text:style-name="P22">2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17" draw:style-name="gr1" draw:text-style-name="P22" svg:x1="2.7252in" svg:y1="-0.7555in" svg:x2="2.9807in" svg:y2="-0.3327in"><text:p/></draw:line><text:soft-page-break/></text:p>
      <text:p text:style-name="P6"/>
      <text:p text:style-name="P6"/>
      <text:p text:style-name="P8"><text:tab/><text:span text:style-name="T18">b.</text:span></text:p>
      <text:p text:style-name="P8"/>
      <text:p text:style-name="P8"><text:span text:style-name="T18"><text:tab/></text:span><text:span text:style-name="T25">c</text:span><text:span text:style-name="T26">. </text:span><text:span text:style-name="T24">Binary Search Tree To Array</text:span><text:span text:style-name="T17"><text:line-break/><text:tab/></text:span><text:span text:style-name="T16">void bstToArray(Node *root, char a[]){</text:span></text:p>
      <text:p text:style-name="P19"><text:span text:style-name="T17"><text:tab/><text:tab/>static int pos = 0;</text:span></text:p>
      <text:p text:style-name="P19"><text:tab/><text:tab/><text:span text:style-name="T17">if (root == NULL) return ;</text:span></text:p>
      <text:p text:style-name="P19"><text:tab/><text:tab/></text:p>
      <text:p text:style-name="P19"><text:tab/><text:tab/><text:span text:style-name="T17">bstToArray(root→left, a);</text:span></text:p>
      <text:p text:style-name="P21"><text:tab/><text:tab/>a[pos++] = root→data;</text:p>
      <text:p text:style-name="P21"><text:tab/><text:tab/>bstToArray(root→right, a);</text:p>
      <text:p text:style-name="P19"><text:span text:style-name="T17"><text:tab/>}.<text:line-break/></text:span></text:p>
      <text:p text:style-name="P19"><text:tab/><text:span text:style-name="T3">d. </text:span><text:span text:style-name="T4">Display In C programming</text:span></text:p>
      <text:p text:style-name="P20"><text:tab/><text:span text:style-name="T18">void display(int a[], int size){</text:span></text:p>
      <text:p text:style-name="P20"><text:tab/><text:tab/><text:span text:style-name="T18">for (int i = 0; i&lt; size; i++){</text:span></text:p>
      <text:p text:style-name="P20"><text:span text:style-name="T18"><text:tab/><text:tab/><text:tab/>cout&lt;&lt;a[i]&lt;&lt;endl;</text:span></text:p>
      <text:p text:style-name="P20"><text:span text:style-name="T18"><text:tab/><text:tab/>}</text:span></text:p>
      <text:p text:style-name="P20"><text:span text:style-name="T18"><text:tab/>}</text:span></text:p>
      <text:p text:style-name="P6"/>
      <text:p text:style-name="P6">3.</text:p>
      <text:p text:style-name="P9"><text:tab/><text:span text:style-name="T21">a. តម្រៀមទិន្នន័យដោយប្រើ Insertion sort:</text:span></text:p>
      <text:p text:style-name="P10"><text:tab/><text:span text:style-name="T10">int a</text:span><text:span text:style-name="T14">r</text:span><text:span text:style-name="T10">[10] = {28, 33, 45, 90, 40, 80, 50, 17, 53, 23};</text:span></text:p>
      <text:p text:style-name="P10"/>
      <text:p text:style-name="P9"><text:tab/><text:span text:style-name="T10">void sort(</text:span><text:span text:style-name="T14">int a[], int size</text:span><text:span text:style-name="T10">){</text:span></text:p>
      <text:p text:style-name="P15"><text:tab/><text:tab/>int temp = 0;;<text:line-break/><text:tab/><text:tab/>for (int i = 0; i&lt; <text:span text:style-name="T5">size</text:span>; i++){</text:p>
      <text:p text:style-name="P16"><text:tab/><text:tab/><text:tab/>for (int j=i+1; j&lt;<text:span text:style-name="T5">size</text:span>; j++){</text:p>
      <text:p text:style-name="P16"><text:tab/><text:tab/><text:tab/><text:tab/>temp = a[i];</text:p>
      <text:p text:style-name="P15"><text:tab/><text:tab/><text:tab/><text:tab/>if (a[ j ] &gt; a[ i ]){</text:p>
      <text:p text:style-name="P15"><text:tab/><text:tab/><text:tab/><text:tab/><text:tab/>a[ i ] = a[ j ];</text:p>
      <text:p text:style-name="P15"><text:tab/><text:tab/><text:tab/><text:tab/><text:tab/>a[ j ] = temp;</text:p>
      <text:p text:style-name="P15"><text:tab/><text:tab/><text:tab/><text:tab/>}</text:p>
      <text:p text:style-name="P15"><text:tab/><text:tab/><text:tab/>}</text:p>
      <text:p text:style-name="P15"><text:tab/><text:tab/>}</text:p>
      <text:p text:style-name="P15"><text:tab/>}</text:p>
      <text:p text:style-name="P9"><text:tab/><text:span text:style-name="T21">b. សែ្វងរកទិន្នន័យដោយប្រើ </text:span><text:span text:style-name="T27">Seques</text:span><text:span text:style-name="T21"> Search</text:span></text:p>
      <text:p text:style-name="P10"><text:soft-page-break/><text:tab/><text:span text:style-name="T15">int</text:span><text:span text:style-name="T10"> search(</text:span><text:span text:style-name="T14">int a[], int size, int number</text:span><text:span text:style-name="T10">){</text:span></text:p>
      <text:p text:style-name="P18"><text:tab/><text:tab/>int i=0;</text:p>
      <text:p text:style-name="P17"><text:tab/><text:tab/><text:span text:style-name="T7">for( ; i&lt;size; i++){</text:span></text:p>
      <text:p text:style-name="P17"><text:span text:style-name="T7"><text:tab/><text:tab/><text:tab/>if (number ==a[i]){</text:span></text:p>
      <text:p text:style-name="P17"><text:tab/><text:tab/><text:tab/><text:tab/><text:span text:style-name="T7">cout&lt;&lt;a[i];</text:span></text:p>
      <text:p text:style-name="P17"><text:tab/><text:tab/><text:tab/><text:tab/><text:span text:style-name="T7">break;</text:span></text:p>
      <text:p text:style-name="P17"><text:span text:style-name="T7"><text:tab/><text:tab/><text:tab/>}</text:span></text:p>
      <text:p text:style-name="P17"><text:span text:style-name="T7"><text:tab/><text:tab/>}</text:span></text:p>
      <text:p text:style-name="P17"><text:tab/><text:tab/><text:span text:style-name="T7">if (ar[i] != number){</text:span></text:p>
      <text:p text:style-name="P17"><text:span text:style-name="T7"><text:tab/><text:tab/><text:tab/>cout&lt;&lt;”Number not found”;</text:span></text:p>
      <text:p text:style-name="P17"><text:span text:style-name="T7"><text:tab/><text:tab/>}</text:span></text:p>
      <text:p text:style-name="P15"><text:tab/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ui-monospace" svg:font-family="ui-monospace, SFMono-Regular, 'SF Mono', Menlo, Consolas, 'Liberation Mono', monospace"/>
    <style:font-face style:name="Arial Unicode MS1" svg:font-family="'Arial Unicode MS'" style:font-family-generic="swiss"/>
    <style:font-face style:name="Alef" svg:font-family="Alef" style:font-pitch="variable"/>
    <style:font-face style:name="Heiti SC" svg:font-family="'Heiti SC'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3T09:06:56.529221221</meta:creation-date>
    <dc:date>2021-07-23T10:43:26.813230521</dc:date>
    <meta:editing-duration>PT23M53S</meta:editing-duration>
    <meta:editing-cycles>10</meta:editing-cycles>
    <meta:generator>LibreOffice/7.1.4.2$MacOSX_X86_64 LibreOffice_project/a529a4fab45b75fefc5b6226684193eb000654f6</meta:generator>
    <meta:document-statistic meta:table-count="0" meta:image-count="0" meta:object-count="0" meta:page-count="3" meta:paragraph-count="66" meta:word-count="234" meta:character-count="1385" meta:non-whitespace-character-count="1076"/>
  </office:meta>
</office:document-meta>
</file>